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30" style:family="table">
      <style:table-properties style:width="16.999cm" table:align="margins"/>
    </style:style>
    <style:style style:name="Tableau30.A" style:family="table-column">
      <style:table-column-properties style:column-width="1.348cm" style:rel-column-width="5195*"/>
    </style:style>
    <style:style style:name="Tableau30.B" style:family="table-column">
      <style:table-column-properties style:column-width="15.651cm" style:rel-column-width="60340*"/>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2cm" style:rel-column-width="15663*"/>
    </style:style>
    <style:style style:name="Tableau30.B1.2" style:family="table-column">
      <style:table-column-properties style:column-width="11.589cm" style:rel-column-width="44677*"/>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348cm" style:rel-column-width="5195*"/>
    </style:style>
    <style:style style:name="Tableau12.B" style:family="table-column">
      <style:table-column-properties style:column-width="15.651cm" style:rel-column-width="60340*"/>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1" style:family="table-column">
      <style:table-column-properties style:column-width="4.062cm" style:rel-column-width="15663*"/>
    </style:style>
    <style:style style:name="Tableau12.B1.2" style:family="table-column">
      <style:table-column-properties style:column-width="11.589cm" style:rel-column-width="44677*"/>
    </style:style>
    <style:style style:name="Tableau12.B1.1" style:family="table-row">
      <style:table-row-properties style:min-row-height="0.852cm"/>
    </style:style>
    <style:style style:name="Tableau12.B1.1.1" style:family="table-cell">
      <style:table-cell-properties style:vertical-align="middle" fo:padding="0.097cm" fo:border-left="0.002cm solid #000000" fo:border-right="none" fo:border-top="0.002cm solid #000000" fo:border-bottom="none"/>
    </style:style>
    <style:style style:name="Tableau12.B1.2.1" style:family="table-cell">
      <style:table-cell-properties style:vertical-align="middle" fo:padding="0.097cm" fo:border-left="none" fo:border-right="0.002cm solid #000000" fo:border-top="0.002cm solid #000000" fo:border-bottom="none"/>
    </style:style>
    <style:style style:name="Tableau12.B1.1.2" style:family="table-cell">
      <style:table-cell-properties style:vertical-align="middle" fo:padding="0.097cm" fo:border-left="0.002cm solid #000000" fo:border-right="none" fo:border-top="none" fo:border-bottom="none"/>
    </style:style>
    <style:style style:name="Tableau12.B1.2.2" style:family="table-cell">
      <style:table-cell-properties style:vertical-align="middle" fo:padding="0.097cm" fo:border-left="none" fo:border-right="0.002cm solid #000000" fo:border-top="none" fo:border-bottom="none"/>
    </style:style>
    <style:style style:name="Tableau12.B1.1.5" style:family="table-cell">
      <style:table-cell-properties style:vertical-align="middle" fo:padding="0.097cm" fo:border-left="0.002cm solid #000000" fo:border-right="none" fo:border-top="none" fo:border-bottom="0.002cm solid #000000"/>
    </style:style>
    <style:style style:name="Tableau12.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348cm" style:rel-column-width="5195*"/>
    </style:style>
    <style:style style:name="Tableau2.B" style:family="table-column">
      <style:table-column-properties style:column-width="15.651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9cm" style:rel-column-width="15771*"/>
    </style:style>
    <style:style style:name="Tableau2.B1.2" style:family="table-column">
      <style:table-column-properties style:column-width="11.561cm" style:rel-column-width="44569*"/>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1.348cm" style:rel-column-width="5195*"/>
    </style:style>
    <style:style style:name="Tableau3.B" style:family="table-column">
      <style:table-column-properties style:column-width="15.651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9cm" style:rel-column-width="15771*"/>
    </style:style>
    <style:style style:name="Tableau3.B1.2" style:family="table-column">
      <style:table-column-properties style:column-width="11.561cm" style:rel-column-width="44569*"/>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1.348cm" style:rel-column-width="5195*"/>
    </style:style>
    <style:style style:name="Tableau4.B" style:family="table-column">
      <style:table-column-properties style:column-width="15.651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9cm" style:rel-column-width="15771*"/>
    </style:style>
    <style:style style:name="Tableau4.B1.2" style:family="table-column">
      <style:table-column-properties style:column-width="11.561cm" style:rel-column-width="44569*"/>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346cm" style:rel-column-width="5188*"/>
    </style:style>
    <style:style style:name="Tableau5.B" style:family="table-column">
      <style:table-column-properties style:column-width="15.653cm" style:rel-column-width="60347*"/>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1" style:family="table-column">
      <style:table-column-properties style:column-width="4.09cm" style:rel-column-width="15771*"/>
    </style:style>
    <style:style style:name="Tableau5.B1.2" style:family="table-column">
      <style:table-column-properties style:column-width="11.562cm" style:rel-column-width="44576*"/>
    </style:style>
    <style:style style:name="Tableau5.B1.1.1" style:family="table-cell">
      <style:table-cell-properties style:vertical-align="middle" fo:padding="0.097cm" fo:border-left="0.002cm solid #000000" fo:border-right="none" fo:border-top="0.002cm solid #000000" fo:border-bottom="none"/>
    </style:style>
    <style:style style:name="Tableau5.B1.2.1" style:family="table-cell">
      <style:table-cell-properties style:vertical-align="middle" fo:padding="0.097cm" fo:border-left="none" fo:border-right="0.002cm solid #000000" fo:border-top="0.002cm solid #000000" fo:border-bottom="none"/>
    </style:style>
    <style:style style:name="Tableau5.B1.1.2" style:family="table-cell">
      <style:table-cell-properties style:vertical-align="middle" fo:padding="0.097cm" fo:border-left="0.002cm solid #000000" fo:border-right="none" fo:border-top="none" fo:border-bottom="none"/>
    </style:style>
    <style:style style:name="Tableau5.B1.2.2" style:family="table-cell">
      <style:table-cell-properties style:vertical-align="middle" fo:padding="0.097cm" fo:border-left="none" fo:border-right="0.002cm solid #000000" fo:border-top="none" fo:border-bottom="none"/>
    </style:style>
    <style:style style:name="Tableau5.B1.1.5" style:family="table-cell">
      <style:table-cell-properties style:vertical-align="middle" fo:padding="0.097cm" fo:border-left="0.002cm solid #000000" fo:border-right="none" fo:border-top="none" fo:border-bottom="0.002cm solid #000000"/>
    </style:style>
    <style:style style:name="Tableau5.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1.348cm" style:rel-column-width="5195*"/>
    </style:style>
    <style:style style:name="Tableau6.B" style:family="table-column">
      <style:table-column-properties style:column-width="15.651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9cm" style:rel-column-width="15771*"/>
    </style:style>
    <style:style style:name="Tableau6.B1.2" style:family="table-column">
      <style:table-column-properties style:column-width="11.561cm" style:rel-column-width="44569*"/>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348cm" style:rel-column-width="5195*"/>
    </style:style>
    <style:style style:name="Tableau7.B" style:family="table-column">
      <style:table-column-properties style:column-width="15.651cm" style:rel-column-width="60340*"/>
    </style:style>
    <style:style style:name="Tableau7.A1" style:family="table-cell">
      <style:table-cell-properties style:vertical-align="middle" fo:padding="0.097cm" fo:border-left="0.002cm solid #000000" fo:border-right="none" fo:border-top="0.002cm solid #000000" fo:border-bottom="none"/>
    </style:style>
    <style:style style:name="Tableau7.B1.1" style:family="table-column">
      <style:table-column-properties style:column-width="4.09cm" style:rel-column-width="15771*"/>
    </style:style>
    <style:style style:name="Tableau7.B1.2" style:family="table-column">
      <style:table-column-properties style:column-width="11.561cm" style:rel-column-width="44569*"/>
    </style:style>
    <style:style style:name="Tableau7.B1.2.1" style:family="table-cell">
      <style:table-cell-properties style:vertical-align="middle" fo:padding="0.097cm" fo:border-left="none" fo:border-right="0.002cm solid #000000" fo:border-top="0.002cm solid #000000" fo:border-bottom="none"/>
    </style:style>
    <style:style style:name="Tableau7.B1.1.2" style:family="table-cell">
      <style:table-cell-properties style:vertical-align="middle" fo:padding="0.097cm" fo:border-left="0.002cm solid #000000" fo:border-right="none" fo:border-top="none" fo:border-bottom="none"/>
    </style:style>
    <style:style style:name="Tableau7.B1.2.2" style:family="table-cell">
      <style:table-cell-properties style:vertical-align="middle" fo:padding="0.097cm" fo:border-left="none" fo:border-right="0.002cm solid #000000" fo:border-top="none" fo:border-bottom="none"/>
    </style:style>
    <style:style style:name="Tableau7.B1.1.5" style:family="table-cell">
      <style:table-cell-properties style:vertical-align="middle" fo:padding="0.097cm" fo:border-left="0.002cm solid #000000" fo:border-right="none" fo:border-top="none" fo:border-bottom="0.002cm solid #000000"/>
    </style:style>
    <style:style style:name="Tableau7.B1.2.5" style:family="table-cell">
      <style:table-cell-properties style:vertical-align="middle" fo:padding="0.097cm" fo:border-left="none"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348cm" style:rel-column-width="5195*"/>
    </style:style>
    <style:style style:name="Tableau8.B" style:family="table-column">
      <style:table-column-properties style:column-width="15.651cm" style:rel-column-width="60340*"/>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9cm" style:rel-column-width="15771*"/>
    </style:style>
    <style:style style:name="Tableau8.B1.2" style:family="table-column">
      <style:table-column-properties style:column-width="11.561cm" style:rel-column-width="44569*"/>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348cm" style:rel-column-width="5195*"/>
    </style:style>
    <style:style style:name="Tableau9.B" style:family="table-column">
      <style:table-column-properties style:column-width="15.651cm" style:rel-column-width="6034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1" style:family="table-column">
      <style:table-column-properties style:column-width="4.09cm" style:rel-column-width="15771*"/>
    </style:style>
    <style:style style:name="Tableau9.B1.2" style:family="table-column">
      <style:table-column-properties style:column-width="11.561cm" style:rel-column-width="44569*"/>
    </style:style>
    <style:style style:name="Tableau9.B1.1.1" style:family="table-cell">
      <style:table-cell-properties style:vertical-align="middle" fo:padding="0.097cm" fo:border-left="0.002cm solid #000000" fo:border-right="none" fo:border-top="0.002cm solid #000000" fo:border-bottom="none"/>
    </style:style>
    <style:style style:name="Tableau9.B1.2.1" style:family="table-cell">
      <style:table-cell-properties style:vertical-align="middle" fo:padding="0.097cm" fo:border-left="none" fo:border-right="0.002cm solid #000000" fo:border-top="0.002cm solid #000000" fo:border-bottom="none"/>
    </style:style>
    <style:style style:name="Tableau9.B1.1.2" style:family="table-cell">
      <style:table-cell-properties style:vertical-align="middle" fo:padding="0.097cm" fo:border-left="0.002cm solid #000000" fo:border-right="none" fo:border-top="none" fo:border-bottom="none"/>
    </style:style>
    <style:style style:name="Tableau9.B1.2.2" style:family="table-cell">
      <style:table-cell-properties style:vertical-align="middle" fo:padding="0.097cm" fo:border-left="none" fo:border-right="0.002cm solid #000000" fo:border-top="none" fo:border-bottom="none"/>
    </style:style>
    <style:style style:name="Tableau9.B1.1.5" style:family="table-cell">
      <style:table-cell-properties style:vertical-align="middle" fo:padding="0.097cm" fo:border-left="0.002cm solid #000000" fo:border-right="none" fo:border-top="none" fo:border-bottom="0.002cm solid #000000"/>
    </style:style>
    <style:style style:name="Tableau9.B1.2.5" style:family="table-cell">
      <style:table-cell-properties style:vertical-align="middle" fo:padding="0.097cm" fo:border-left="none"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348cm" style:rel-column-width="5195*"/>
    </style:style>
    <style:style style:name="Tableau10.B" style:family="table-column">
      <style:table-column-properties style:column-width="15.651cm" style:rel-column-width="60340*"/>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B1.1" style:family="table-column">
      <style:table-column-properties style:column-width="4.09cm" style:rel-column-width="15771*"/>
    </style:style>
    <style:style style:name="Tableau10.B1.2" style:family="table-column">
      <style:table-column-properties style:column-width="11.561cm" style:rel-column-width="44569*"/>
    </style:style>
    <style:style style:name="Tableau10.B1.1.1" style:family="table-cell">
      <style:table-cell-properties style:vertical-align="middle" fo:padding="0.097cm" fo:border-left="0.002cm solid #000000" fo:border-right="none" fo:border-top="0.002cm solid #000000" fo:border-bottom="none"/>
    </style:style>
    <style:style style:name="Tableau10.B1.2.1" style:family="table-cell">
      <style:table-cell-properties style:vertical-align="middle" fo:padding="0.097cm" fo:border-left="none" fo:border-right="0.002cm solid #000000" fo:border-top="0.002cm solid #000000" fo:border-bottom="none"/>
    </style:style>
    <style:style style:name="Tableau10.B1.1.2" style:family="table-cell">
      <style:table-cell-properties style:vertical-align="middle" fo:padding="0.097cm" fo:border-left="0.002cm solid #000000" fo:border-right="none" fo:border-top="none" fo:border-bottom="none"/>
    </style:style>
    <style:style style:name="Tableau10.B1.2.2" style:family="table-cell">
      <style:table-cell-properties style:vertical-align="middle" fo:padding="0.097cm" fo:border-left="none" fo:border-right="0.002cm solid #000000" fo:border-top="none" fo:border-bottom="none"/>
    </style:style>
    <style:style style:name="Tableau10.B1.1.5" style:family="table-cell">
      <style:table-cell-properties style:vertical-align="middle" fo:padding="0.097cm" fo:border-left="0.002cm solid #000000" fo:border-right="none" fo:border-top="none" fo:border-bottom="0.002cm solid #000000"/>
    </style:style>
    <style:style style:name="Tableau10.B1.2.5" style:family="table-cell">
      <style:table-cell-properties style:vertical-align="middle" fo:padding="0.097cm" fo:border-left="none"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348cm" style:rel-column-width="5195*"/>
    </style:style>
    <style:style style:name="Tableau11.B" style:family="table-column">
      <style:table-column-properties style:column-width="15.651cm" style:rel-column-width="60340*"/>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B1.1" style:family="table-column">
      <style:table-column-properties style:column-width="4.09cm" style:rel-column-width="15771*"/>
    </style:style>
    <style:style style:name="Tableau11.B1.2" style:family="table-column">
      <style:table-column-properties style:column-width="11.561cm" style:rel-column-width="44569*"/>
    </style:style>
    <style:style style:name="Tableau11.B1.1.1" style:family="table-cell">
      <style:table-cell-properties style:vertical-align="middle" fo:padding="0.097cm" fo:border-left="0.002cm solid #000000" fo:border-right="none" fo:border-top="0.002cm solid #000000" fo:border-bottom="none"/>
    </style:style>
    <style:style style:name="Tableau11.B1.2.1" style:family="table-cell">
      <style:table-cell-properties style:vertical-align="middle" fo:padding="0.097cm" fo:border-left="none" fo:border-right="0.002cm solid #000000" fo:border-top="0.002cm solid #000000" fo:border-bottom="none"/>
    </style:style>
    <style:style style:name="Tableau11.B1.1.2" style:family="table-cell">
      <style:table-cell-properties style:vertical-align="middle" fo:padding="0.097cm" fo:border-left="0.002cm solid #000000" fo:border-right="none" fo:border-top="none" fo:border-bottom="none"/>
    </style:style>
    <style:style style:name="Tableau11.B1.2.2" style:family="table-cell">
      <style:table-cell-properties style:vertical-align="middle" fo:padding="0.097cm" fo:border-left="none" fo:border-right="0.002cm solid #000000" fo:border-top="none" fo:border-bottom="none"/>
    </style:style>
    <style:style style:name="Tableau11.B1.1.5" style:family="table-cell">
      <style:table-cell-properties style:vertical-align="middle" fo:padding="0.097cm" fo:border-left="0.002cm solid #000000" fo:border-right="none" fo:border-top="none" fo:border-bottom="0.002cm solid #000000"/>
    </style:style>
    <style:style style:name="Tableau11.B1.2.5" style:family="table-cell">
      <style:table-cell-properties style:vertical-align="middle" fo:padding="0.097cm" fo:border-left="none" fo:border-right="0.002cm solid #000000" fo:border-top="none" fo:border-bottom="0.002cm solid #000000"/>
    </style:style>
    <style:style style:name="Tableau13" style:family="table">
      <style:table-properties style:width="16.97cm" table:align="right"/>
    </style:style>
    <style:style style:name="Tableau13.A" style:family="table-column">
      <style:table-column-properties style:column-width="1.177cm"/>
    </style:style>
    <style:style style:name="Tableau13.B" style:family="table-column">
      <style:table-column-properties style:column-width="1.235cm"/>
    </style:style>
    <style:style style:name="Tableau13.C" style:family="table-column">
      <style:table-column-properties style:column-width="1.205cm"/>
    </style:style>
    <style:style style:name="Tableau13.E" style:family="table-column">
      <style:table-column-properties style:column-width="1.207cm"/>
    </style:style>
    <style:style style:name="Tableau13.N" style:family="table-column">
      <style:table-column-properties style:column-width="1.214cm"/>
    </style:style>
    <style:style style:name="Tableau13.A1" style:family="table-cell">
      <style:table-cell-properties style:vertical-align="middle" fo:padding="0.097cm" fo:border="none"/>
    </style:style>
    <style:style style:name="Tableau13.C1" style:family="table-cell">
      <style:table-cell-properties style:vertical-align="middle" fo:padding="0.097cm" fo:border="0.002cm solid #000000"/>
    </style:style>
    <style:style style:name="Tableau13.C2" style:family="table-cell">
      <style:table-cell-properties style:vertical-align="middle" fo:padding="0.097cm" fo:border-left="0.002cm solid #000000" fo:border-right="none" fo:border-top="none" fo:border-bottom="0.002cm solid #000000"/>
    </style:style>
    <style:style style:name="Tableau13.N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5" style:family="paragraph" style:parent-style-name="Text_20_body">
      <style:text-properties style:font-name="arial" fo:font-size="10pt" style:font-size-asian="10pt" style:font-size-complex="10pt"/>
    </style:style>
    <style:style style:name="P16" style:family="paragraph" style:parent-style-name="Text_20_body">
      <style:paragraph-properties fo:text-align="justify" style:justify-single-word="false"/>
      <style:text-properties style:font-name="arial" fo:font-size="10pt" style:font-size-asian="10pt" style:font-size-complex="10pt"/>
    </style:style>
    <style:style style:name="P17"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8"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Text_20_body">
      <style:paragraph-properties fo:text-align="justify"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1" style:family="paragraph" style:parent-style-name="Text_20_body">
      <style:paragraph-properties fo:text-align="justify" style:justify-single-word="false"/>
      <style:text-properties style:font-name="arial" fo:font-size="10pt" fo:font-style="normal" style:font-size-asian="10pt" style:font-style-asian="normal" style:font-size-complex="10pt" style:font-style-complex="normal"/>
    </style:style>
    <style:style style:name="P22"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3" style:family="paragraph" style:parent-style-name="Text_20_body">
      <style:paragraph-properties fo:line-height="100%" fo:text-align="justify" style:justify-single-word="false"/>
      <style:text-properties style:font-name="arial" fo:font-size="10pt" fo:font-style="italic" style:font-size-asian="10pt" style:font-style-asian="italic" style:font-size-complex="10pt" style:font-style-complex="italic"/>
    </style:style>
    <style:style style:name="P24" style:family="paragraph" style:parent-style-name="Text_20_body">
      <style:paragraph-properties fo:text-align="justify" style:justify-single-word="false"/>
      <style:text-properties style:font-name="arial" fo:font-size="10pt" fo:font-style="italic" style:font-size-asian="10pt" style:font-style-asian="italic" style:font-size-complex="10pt" style:font-style-complex="italic"/>
    </style:style>
    <style:style style:name="P25"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26"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7" style:family="paragraph" style:parent-style-name="Text_20_body">
      <style:paragraph-properties fo:text-align="justify" style:justify-single-word="false"/>
      <style:text-properties style:font-name="arial" fo:font-size="10pt" style:font-size-asian="8.75pt" style:font-size-complex="10pt"/>
    </style:style>
    <style:style style:name="P28" style:family="paragraph" style:parent-style-name="Text_20_body">
      <style:paragraph-properties fo:text-align="justify" style:justify-single-word="false"/>
      <style:text-properties style:font-name="FreeMono"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3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32" style:family="paragraph" style:parent-style-name="Table_20_Contents">
      <style:paragraph-properties fo:text-align="justify" style:justify-single-word="false"/>
      <style:text-properties style:font-name="Arial" fo:font-size="10pt" style:font-size-asian="10pt" style:font-size-complex="10pt"/>
    </style:style>
    <style:style style:name="P33" style:family="paragraph" style:parent-style-name="Table_20_Contents">
      <style:paragraph-properties fo:text-align="center" style:justify-single-word="false"/>
      <style:text-properties style:font-name="arial" fo:font-size="10pt" style:font-size-asian="10pt" style:font-size-complex="10pt"/>
    </style:style>
    <style:style style:name="P3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DejaVu Sans" fo:font-size="10pt" style:font-name-asian="DejaVu Sans" style:font-size-asian="10pt" style:font-name-complex="DejaVu Sans" style:font-size-complex="10pt"/>
    </style:style>
    <style:style style:name="P36" style:family="paragraph" style:parent-style-name="Heading_20_1">
      <style:paragraph-properties fo:break-before="page"/>
    </style:style>
    <style:style style:name="P37" style:family="paragraph" style:parent-style-name="Contents_20_Heading">
      <style:paragraph-properties fo:break-before="page"/>
    </style:style>
    <style:style style:name="P38" style:family="paragraph" style:parent-style-name="Standard">
      <style:paragraph-properties fo:text-align="center" style:justify-single-word="false"/>
      <style:text-properties style:font-name="arial" fo:font-size="10pt" style:font-size-asian="10pt" style:font-size-complex="10pt"/>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2"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style="italic" style:font-style-asian="italic" style:font-style-complex="italic"/>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URW Chancery L" fo:font-size="14pt" fo:font-style="italic" style:font-size-asian="14pt" style:font-style-asian="italic" style:font-size-complex="14pt" style:font-style-complex="italic"/>
    </style:style>
    <style:style style:name="T12" style:family="text">
      <style:text-properties style:font-name="URW Chancery L"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style:font-name="URW Chancery L" fo:font-size="14pt" fo:font-weight="normal" style:font-size-asian="14pt" style:font-weight-asian="normal" style:font-size-complex="14pt" style:font-weight-complex="normal"/>
    </style:style>
    <style:style style:name="T14" style:family="text">
      <style:text-properties style:font-name="arial"/>
    </style:style>
    <style:style style:name="T15" style:family="text">
      <style:text-properties style:font-name="arial" fo:font-style="italic" style:font-style-asian="italic" style:font-style-complex="italic"/>
    </style:style>
    <style:style style:name="T16" style:family="text">
      <style:text-properties style:font-name="FreeMono"/>
    </style:style>
    <style:style style:name="T17" style:family="text">
      <style:text-properties style:font-name="FreeMono" fo:font-weight="normal" style:font-weight-asian="normal" style:font-weight-complex="normal"/>
    </style:style>
    <style:style style:name="T18" style:family="text">
      <style:text-properties style:text-position="sub 58%" style:font-name="arial" fo:font-style="italic" fo:font-weight="normal" style:font-style-asian="italic" style:font-weight-asian="normal" style:font-style-complex="italic" style:font-weight-complex="normal"/>
    </style:style>
    <style:style style:name="T19" style:family="text">
      <style:text-properties style:text-position="sub 58%" style:font-name="arial" fo:font-style="italic" style:font-style-asian="italic" style:font-style-complex="italic"/>
    </style:style>
    <style:style style:name="T20" style:family="text">
      <style:text-properties style:text-position="0% 100%" style:font-name="arial" fo:font-style="normal" fo:font-weight="normal" style:font-style-asian="normal" style:font-weight-asian="normal" style:font-style-complex="normal" style:font-weight-complex="normal"/>
    </style:style>
    <style:style style:name="T21" style:family="text">
      <style:text-properties style:text-position="0% 100%" style:font-name="URW Chancery L"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29">Administration autonome de serveurs sur la grille avec une machine virtuelle</text:p>
      <text:p text:style-name="P8"/>
      <text:p text:style-name="P8">Plan de tests</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43"><text:a xlink:type="simple" xlink:href="mailto:jlouisy@etu.enseeiht.fr"><text:span text:style-name="T1">Julien Louisy</text:span></text:a></text:p>
        </text:list-item>
        <text:list-item>
          <text:p text:style-name="P43"><text:a xlink:type="simple" xlink:href="mailto:jlouisy@etu.enseeiht.fr"><text:span text:style-name="T1">Julien Clariond</text:span></text:a></text:p>
        </text:list-item>
        <text:list-item>
          <text:p text:style-name="P43"><text:a xlink:type="simple" xlink:href="mailto:jlouisy@etu.enseeiht.fr"><text:span text:style-name="T1">Hery Randriamanamihaga</text:span></text:a></text:p>
        </text:list-item>
        <text:list-item>
          <text:p text:style-name="P43"><text:a xlink:type="simple" xlink:href="mailto:jlouisy@etu.enseeiht.fr"><text:span text:style-name="T1">Ezequiel Geremia</text:span></text:a></text:p>
        </text:list-item>
        <text:list-item>
          <text:p text:style-name="P43"><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7">Sommaire</text:p>
          </text:index-title>
          <text:p text:style-name="P39">1 - Préliminaires<text:tab/>3</text:p>
          <text:p text:style-name="P39">2 - Tests de validation<text:tab/>3</text:p>
          <text:p text:style-name="P40">2.1 - Test des propriétés du mécanisme de migration<text:tab/>3</text:p>
          <text:p text:style-name="P40">2.2 - Tests de performances du processus de migration<text:tab/>5</text:p>
          <text:p text:style-name="P40">2.3 - Test de l'utilisation du mécanisme de migration dans Tune<text:tab/>7</text:p>
          <text:p text:style-name="P39">3 - Matrice de couverture<text:tab/>9</text:p>
        </text:index-body>
      </text:table-of-content>
      <text:p text:style-name="Standard"/>
      <text:p text:style-name="P10"/>
      <text:p text:style-name="Text_20_body"/>
      <text:h text:style-name="P36" text:outline-level="1">Préliminaires</text:h>
      <text:p text:style-name="P27"/>
      <text:p text:style-name="P27"><text:tab/>Le plan de tests se scinde en trois parties complémentaires. La première regroupe les tests tendant à vérifier les propriétés du mécanisme de migration. La deuxième est constituée des tests ayant pour but l'étude des performances du mécanisme de migration. La troisième doit valider la stabilité des propriétés du mécanisme de migration lors de son intégration à l'environnement Tune.</text:p>
      <text:p text:style-name="P25"/>
      <text:p text:style-name="P25"><text:tab/>Certains tests, notamment ceux concernant la mesure de performances, amènent à analyser les caractéristiques propres migration, e.g. sa durée ou le délai qu'elle introduit dans le temps d'exécution d'un programme. Les mesures de performances sont expérimentales et le protocole doit donc s'organiser autour de deux cas, le cas témoin et le cas contenant l'expérience elle-même qui seront numérotés <text:span text:style-name="T8">1</text:span> et <text:span text:style-name="T8">2 </text:span><text:span text:style-name="T10">respectivement.</text:span></text:p>
      <text:p text:style-name="P27"/>
      <text:p text:style-name="P13"><text:tab/>Les notations suivantes seront utilisées dans ce document :</text:p>
      <text:list text:style-name="L2">
        <text:list-item>
          <text:p text:style-name="P41"><text:span text:style-name="T8">dom0</text:span><text:tab/>: système d'exploitation hôte associé à Xen s'exécutant sur une machine physique ;</text:p>
        </text:list-item>
        <text:list-item>
          <text:p text:style-name="P41"><text:span text:style-name="T8">domU</text:span><text:tab/>: système d'exploitation porté sur Xen s'exécutant sur une machine virtuelle.</text:p>
        </text:list-item>
      </text:list>
      <text:p text:style-name="P13"/>
      <text:p text:style-name="P13"><text:tab/>Le prérequis <text:span text:style-name="T8">P#</text:span> suivant est commun à tous les tests de validation :</text:p>
      <text:p text:style-name="P25"><text:span text:style-name="T4"><text:tab/></text:span><text:span text:style-name="T6">(</text:span><text:span text:style-name="T5">P#)</text:span><text:span text:style-name="T3">: <text:tab/></text:span>Deux machines physiques sur un même réseau local hébergent respectivement <text:tab/><text:tab/><text:tab/>les <text:span text:style-name="T8">dom0s</text:span> source et destination, notés respectivement <text:span text:style-name="T8">dom0_source </text:span>et <text:span text:style-name="T8">dom0_destination</text:span>. <text:tab/><text:tab/>Un <text:span text:style-name="T8">domU</text:span> s'exécute sur le <text:span text:style-name="T8">dom0</text:span> de départ.</text:p>
      <text:p text:style-name="P19"/>
      <text:h text:style-name="Heading_20_1" text:outline-level="1">Tests de validation</text:h>
      <text:h text:style-name="Heading_20_2" text:outline-level="2">Test des propriétés du mécanisme de migration</text:h>
      <text:p text:style-name="P11"/>
      <table:table table:name="Tableau30" table:style-name="Tableau30">
        <table:table-column table:style-name="Tableau30.A"/>
        <table:table-column table:style-name="Tableau30.B"/>
        <table:table-row>
          <table:table-cell table:style-name="Tableau30.A1" office:value-type="string">
            <text:p text:style-name="P30">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31">Énoncé du test</text:p>
                </table:table-cell>
                <table:table-cell table:style-name="Tableau30.B1.2.1" office:value-type="string">
                  <text:p text:style-name="P18">Migration d'un <text:span text:style-name="T8">domU</text:span> entre deux <text:span text:style-name="T8">dom0</text:span>s.</text:p>
                </table:table-cell>
              </table:table-row>
              <table:table-row table:style-name="Tableau30.B1.1">
                <table:table-cell table:style-name="Tableau30.B1.1.2" office:value-type="string">
                  <text:p text:style-name="P31">Prérequis</text:p>
                </table:table-cell>
                <table:table-cell table:style-name="Tableau30.B1.2.2" office:value-type="string">
                  <text:p text:style-name="P22"><text:span text:style-name="T4">(</text:span><text:span text:style-name="T3">P#)</text:span></text:p>
                </table:table-cell>
              </table:table-row>
              <table:table-row>
                <table:table-cell table:style-name="Tableau30.B1.1.2" office:value-type="string">
                  <text:p text:style-name="P31">Déroulement du test</text:p>
                </table:table-cell>
                <table:table-cell table:style-name="Tableau30.B1.2.2" office:value-type="string">
                  <text:p text:style-name="P16">Exécuter la commande <text:span text:style-name="T17"># watch -n1 xm list</text:span> sur le <text:span text:style-name="T8">dom0_source </text:span><text:span text:style-name="T10">et le </text:span><text:span text:style-name="T8">dom0_destination</text:span><text:span text:style-name="T10">.</text:span></text:p>
                  <text:p text:style-name="P21">Exécuter la commande</text:p>
                  <text:p text:style-name="P28"># migrate --live &lt;machine virtuelle&gt; &lt;hôte de destination&gt;</text:p>
                  <text:p text:style-name="P16">sur le dom0_source.</text:p>
                </table:table-cell>
              </table:table-row>
              <table:table-row>
                <table:table-cell table:style-name="Tableau30.B1.1.2" office:value-type="string">
                  <text:p text:style-name="P31"><text:soft-page-break/>Résultat attendu</text:p>
                </table:table-cell>
                <table:table-cell table:style-name="Tableau30.B1.2.2" office:value-type="string">
                  <text:p text:style-name="P16">Le <text:span text:style-name="T8">domU</text:span> doit s'exécuter sur le <text:span text:style-name="T8">dom0_destination</text:span>. Aucun <text:span text:style-name="T8">domU</text:span> ne doit s'exécuter sur le <text:span text:style-name="T9">dom0_source</text:span>.</text:p>
                </table:table-cell>
              </table:table-row>
              <table:table-row>
                <table:table-cell table:style-name="Tableau30.B1.1.5" office:value-type="string">
                  <text:p text:style-name="P31">Référence de l'exigence</text:p>
                </table:table-cell>
                <table:table-cell table:style-name="Tableau30.B1.2.5" office:value-type="string">
                  <text:p text:style-name="P32">EF1</text:p>
                </table:table-cell>
              </table:table-row>
            </table:table>
          </table:table-cell>
        </table:table-row>
      </table:table>
      <text:p text:style-name="P11"/>
      <table:table table:name="Tableau12" table:style-name="Tableau12">
        <table:table-column table:style-name="Tableau12.A"/>
        <table:table-column table:style-name="Tableau12.B"/>
        <table:table-row>
          <table:table-cell table:style-name="Tableau12.A1" office:value-type="string">
            <text:p text:style-name="P30">T2</text:p>
          </table:table-cell>
          <table:table-cell>
            <table:table table:is-sub-table="true">
              <table:table-column table:style-name="Tableau12.B1.1"/>
              <table:table-column table:style-name="Tableau12.B1.2"/>
              <table:table-row table:style-name="Tableau12.B1.1">
                <table:table-cell table:style-name="Tableau12.B1.1.1" office:value-type="string">
                  <text:p text:style-name="P31">Énoncé du test</text:p>
                </table:table-cell>
                <table:table-cell table:style-name="Tableau12.B1.2.1" office:value-type="string">
                  <text:p text:style-name="P18">Migration d'un serveur de streaming s'exécutant sur un <text:span text:style-name="T8">domU</text:span> entre deux <text:span text:style-name="T8">dom0</text:span>s.</text:p>
                </table:table-cell>
              </table:table-row>
              <table:table-row table:style-name="Tableau12.B1.1">
                <table:table-cell table:style-name="Tableau12.B1.1.2" office:value-type="string">
                  <text:p text:style-name="P31">Prérequis</text:p>
                </table:table-cell>
                <table:table-cell table:style-name="Tableau12.B1.2.2" office:value-type="string">
                  <text:p text:style-name="P22"><text:span text:style-name="T4">(</text:span><text:span text:style-name="T3">P#)</text:span></text:p>
                  <text:p text:style-name="P18">Un serveur de streaming s'exécute sur un <text:span text:style-name="T8">domU</text:span> hébergé sur le <text:span text:style-name="T8">dom0_source</text:span>. Un client est connecté sur le serveur de streaming.</text:p>
                </table:table-cell>
              </table:table-row>
              <table:table-row>
                <table:table-cell table:style-name="Tableau12.B1.1.2" office:value-type="string">
                  <text:p text:style-name="P31">Déroulement du test</text:p>
                </table:table-cell>
                <table:table-cell table:style-name="Tableau12.B1.2.2" office:value-type="string">
                  <text:p text:style-name="P18">Le client accède au contenu du fichier de streaming pendant la migration du <text:span text:style-name="T8">domU</text:span> du <text:span text:style-name="T8">dom0_source</text:span> vers le <text:span text:style-name="T8">dom0_destination</text:span>.</text:p>
                </table:table-cell>
              </table:table-row>
              <table:table-row>
                <table:table-cell table:style-name="Tableau12.B1.1.2" office:value-type="string">
                  <text:p text:style-name="P31">Résultat attendu</text:p>
                </table:table-cell>
                <table:table-cell table:style-name="Tableau12.B1.2.2" office:value-type="string">
                  <text:p text:style-name="P16">Le client ne doit pas être déconnecté.</text:p>
                </table:table-cell>
              </table:table-row>
              <table:table-row>
                <table:table-cell table:style-name="Tableau12.B1.1.5" office:value-type="string">
                  <text:p text:style-name="P31">Référence de l'exigence</text:p>
                </table:table-cell>
                <table:table-cell table:style-name="Tableau12.B1.2.5" office:value-type="string">
                  <text:p text:style-name="P32">EF1, EF2</text:p>
                </table:table-cell>
              </table:table-row>
            </table:table>
          </table:table-cell>
        </table:table-row>
      </table:table>
      <text:p text:style-name="P10"/>
      <table:table table:name="Tableau2" table:style-name="Tableau2">
        <table:table-column table:style-name="Tableau2.A"/>
        <table:table-column table:style-name="Tableau2.B"/>
        <table:table-row>
          <table:table-cell table:style-name="Tableau2.A1" office:value-type="string">
            <text:p text:style-name="P30">T3</text:p>
          </table:table-cell>
          <table:table-cell>
            <table:table table:is-sub-table="true">
              <table:table-column table:style-name="Tableau2.B1.1"/>
              <table:table-column table:style-name="Tableau2.B1.2"/>
              <table:table-row>
                <table:table-cell table:style-name="Tableau2.B1.1.1" office:value-type="string">
                  <text:p text:style-name="P31">Énoncé du test</text:p>
                </table:table-cell>
                <table:table-cell table:style-name="Tableau2.B1.2.1" office:value-type="string">
                  <text:p text:style-name="P25">Programme synchrone écrivant dans un fichier durant s'exécutant sur un <text:span text:style-name="T8">domU</text:span> subissant une migration entre deux <text:span text:style-name="T8">dom0</text:span>.</text:p>
                </table:table-cell>
              </table:table-row>
              <table:table-row>
                <table:table-cell table:style-name="Tableau2.B1.1.2" office:value-type="string">
                  <text:p text:style-name="P31">Prérequis</text:p>
                </table:table-cell>
                <table:table-cell table:style-name="Tableau2.B1.2.2" office:value-type="string">
                  <text:p text:style-name="P25"><text:span text:style-name="T6">(</text:span><text:span text:style-name="T5">P#)</text:span></text:p>
                  <text:p text:style-name="P16">Le programme <text:span text:style-name="T11">P </text:span><text:span text:style-name="T10">s'exécute sur </text:span><text:span text:style-name="T8">domU</text:span><text:span text:style-name="T10">.</text:span></text:p>
                  <text:p text:style-name="P19"><text:span text:style-name="T3">Le programme </text:span><text:span text:style-name="T11">P </text:span><text:span text:style-name="T10">doit s'exécuter sur une durée finie supérieure à la durée d'une migration</text:span><text:span text:style-name="T3">.</text:span></text:p>
                </table:table-cell>
              </table:table-row>
              <table:table-row>
                <table:table-cell table:style-name="Tableau2.B1.1.2" office:value-type="string">
                  <text:p text:style-name="P31">Déroulement du test</text:p>
                </table:table-cell>
                <table:table-cell table:style-name="Tableau2.B1.2.2" office:value-type="string">
                  <text:p text:style-name="P18"><text:span text:style-name="T11">P </text:span><text:span text:style-name="T14">est un programme d'écriture dans un fichier. Toutes les secondes, </text:span><text:span text:style-name="T11">P</text:span><text:span text:style-name="T14"> écrit la valeur d'un compteur initialisé à </text:span><text:span text:style-name="T15">0</text:span><text:span text:style-name="T14"> et incrémenté à chaque écriture.</text:span></text:p>
                  <text:p text:style-name="P18"><text:span text:style-name="T15">Cas 1 :<text:tab/></text:span><text:span text:style-name="T14">le programme </text:span><text:span text:style-name="T11">P </text:span><text:span text:style-name="T14">est entièrement exécuté sur un </text:span><text:span text:style-name="T15">domU</text:span><text:span text:style-name="T14"> témoin s'exécutant sur un même </text:span><text:span text:style-name="T15">dom0</text:span><text:span text:style-name="T14">. Le fichier de sortie est noté </text:span><text:span text:style-name="T15">F1</text:span><text:span text:style-name="T14">.</text:span></text:p>
                  <text:p text:style-name="P18"><text:span text:style-name="T15">Cas 2 :<text:tab/></text:span><text:span text:style-name="T14">le programme </text:span><text:span text:style-name="T11">P </text:span><text:span text:style-name="T14">est exécuté sur un </text:span><text:span text:style-name="T15">domU</text:span><text:span text:style-name="T14"> qui subit une migration du </text:span><text:span text:style-name="T15">dom0_source</text:span><text:span text:style-name="T14"> vers le </text:span><text:span text:style-name="T15">dom0_destination</text:span><text:span text:style-name="T14"> avant la fin de l'exécution de </text:span><text:span text:style-name="T11">P</text:span><text:span text:style-name="T14">. Le fichier de sortie est noté </text:span><text:span text:style-name="T15">F2</text:span><text:span text:style-name="T14">.</text:span></text:p>
                </table:table-cell>
              </table:table-row>
              <table:table-row>
                <table:table-cell table:style-name="Tableau2.B1.1.2" office:value-type="string">
                  <text:p text:style-name="P31">Résultat attendu</text:p>
                </table:table-cell>
                <table:table-cell table:style-name="Tableau2.B1.2.2" office:value-type="string">
                  <text:p text:style-name="P16">Les fichiers <text:span text:style-name="T8">F1</text:span> et <text:span text:style-name="T8">F2</text:span> sont identiques.</text:p>
                </table:table-cell>
              </table:table-row>
              <table:table-row>
                <table:table-cell table:style-name="Tableau2.B1.1.5" office:value-type="string">
                  <text:p text:style-name="P31">Référence de l'exigence</text:p>
                </table:table-cell>
                <table:table-cell table:style-name="Tableau2.B1.2.5" office:value-type="string">
                  <text:p text:style-name="P32">EF1, EF3</text:p>
                </table:table-cell>
              </table:table-row>
            </table:table>
          </table:table-cell>
        </table:table-row>
      </table:table>
      <text:p text:style-name="P10"/>
      <table:table table:name="Tableau3" table:style-name="Tableau3">
        <table:table-column table:style-name="Tableau3.A"/>
        <table:table-column table:style-name="Tableau3.B"/>
        <table:table-row>
          <table:table-cell table:style-name="Tableau3.A1" office:value-type="string">
            <text:p text:style-name="P30">T4</text:p>
          </table:table-cell>
          <table:table-cell>
            <table:table table:is-sub-table="true">
              <table:table-column table:style-name="Tableau3.B1.1"/>
              <table:table-column table:style-name="Tableau3.B1.2"/>
              <table:table-row>
                <table:table-cell table:style-name="Tableau3.B1.1.1" office:value-type="string">
                  <text:p text:style-name="P31">Énoncé du test</text:p>
                </table:table-cell>
                <table:table-cell table:style-name="Tableau3.B1.2.1" office:value-type="string">
                  <text:p text:style-name="P25">Migration d'un domU d'un <text:span text:style-name="T8">dom0_source</text:span> vers un <text:span text:style-name="T8">dom0_destination</text:span> à différents niveaux de charge processeur du <text:span text:style-name="T8">dom0_source</text:span>. </text:p>
                </table:table-cell>
              </table:table-row>
              <table:table-row>
                <table:table-cell table:style-name="Tableau3.B1.1.2" office:value-type="string">
                  <text:p text:style-name="P31">Prérequis</text:p>
                </table:table-cell>
                <table:table-cell table:style-name="Tableau3.B1.2.2" office:value-type="string">
                  <text:p text:style-name="P25"><text:span text:style-name="T6">(</text:span><text:span text:style-name="T5">P#)</text:span></text:p>
                  <text:p text:style-name="P16"><text:soft-page-break/>Le programme <text:span text:style-name="T12">P</text:span><text:span text:style-name="T18">k</text:span><text:span text:style-name="T12"> </text:span>décrit l'ensemble des applications suivantes : <text:span text:style-name="T12">P</text:span><text:span text:style-name="T18">1 </text:span><text:span text:style-name="T20">est un serveur de streaming, <text:s/></text:span><text:span text:style-name="T21">P</text:span><text:span text:style-name="T18">2</text:span><text:span text:style-name="T18"> </text:span><text:span text:style-name="T20">est un compteur synchrone écrivant ses </text:span><text:span text:style-name="T20">résultats dans un fichier.</text:span></text:p>
                </table:table-cell>
              </table:table-row>
              <table:table-row>
                <table:table-cell table:style-name="Tableau3.B1.1.2" office:value-type="string">
                  <text:p text:style-name="P31">Déroulement du test</text:p>
                </table:table-cell>
                <table:table-cell table:style-name="Tableau3.B1.2.2" office:value-type="string">
                  <text:p text:style-name="P18"><text:span text:style-name="T8">Cas 1 :</text:span> seul le programme <text:span text:style-name="T11">P</text:span><text:span text:style-name="T19">k</text:span> s'exécute sur le <text:span text:style-name="T8">domU</text:span> hébergé par le <text:span text:style-name="T8">dom0_source</text:span>. Une migration du <text:span text:style-name="T8">domU</text:span> est opérée vers le <text:span text:style-name="T8">dom0_destination</text:span>.</text:p>
                  <text:p text:style-name="P18"><text:span text:style-name="T8">Cas 2 :</text:span> le programme <text:span text:style-name="T11">P</text:span><text:span text:style-name="T19">k</text:span><text:span text:style-name="T11"> </text:span>s'exécute sur le <text:span text:style-name="T8">domU</text:span> hébergé par le <text:span text:style-name="T8">dom0_source</text:span>. Le <text:span text:style-name="T8">dom0_source</text:span> héberge des composants logiciels consommateurs de temps processeur à une hauteur minimale qui vaut respectivement 50%, 70% et 90%. Une migration du <text:span text:style-name="T8">domU</text:span> est opérée vers le <text:span text:style-name="T8">dom0_destination</text:span>.</text:p>
                </table:table-cell>
              </table:table-row>
              <table:table-row>
                <table:table-cell table:style-name="Tableau3.B1.1.2" office:value-type="string">
                  <text:p text:style-name="P31">Résultat attendu</text:p>
                </table:table-cell>
                <table:table-cell table:style-name="Tableau3.B1.2.2" office:value-type="string">
                  <text:p text:style-name="P16">Les critères de réussite dépendent du <text:span text:style-name="T12">P</text:span><text:span text:style-name="T18">k</text:span> choisi : pour <text:span text:style-name="T12">P</text:span><text:span text:style-name="T18">1</text:span> aucun client connecté au serveur ne doit être déconnecté, pour <text:span text:style-name="T21">P</text:span><text:span text:style-name="T18">2</text:span> les fichiers produits dans chacun des deux cas doivent être identiques.</text:p>
                </table:table-cell>
              </table:table-row>
              <table:table-row>
                <table:table-cell table:style-name="Tableau3.B1.1.5" office:value-type="string">
                  <text:p text:style-name="P31">Référence de l'exigence</text:p>
                </table:table-cell>
                <table:table-cell table:style-name="Tableau3.B1.2.5" office:value-type="string">
                  <text:p text:style-name="P32">EF1, EF2, EF3, EF4</text:p>
                </table:table-cell>
              </table:table-row>
            </table:table>
          </table:table-cell>
        </table:table-row>
      </table:table>
      <text:p text:style-name="P10"/>
      <text:h text:style-name="Heading_20_2" text:outline-level="2">Tests de performances du processus de migration</text:h>
      <text:p text:style-name="P10"/>
      <table:table table:name="Tableau4" table:style-name="Tableau4">
        <table:table-column table:style-name="Tableau4.A"/>
        <table:table-column table:style-name="Tableau4.B"/>
        <table:table-row>
          <table:table-cell table:style-name="Tableau4.A1" office:value-type="string">
            <text:p text:style-name="P30">T5</text:p>
          </table:table-cell>
          <table:table-cell>
            <table:table table:is-sub-table="true">
              <table:table-column table:style-name="Tableau4.B1.1"/>
              <table:table-column table:style-name="Tableau4.B1.2"/>
              <table:table-row>
                <table:table-cell table:style-name="Tableau4.B1.1.1" office:value-type="string">
                  <text:p text:style-name="P31">Énoncé du test</text:p>
                </table:table-cell>
                <table:table-cell table:style-name="Tableau4.B1.2.1" office:value-type="string">
                  <text:p text:style-name="P26">Mesure comparative de la durée de la migration d'un <text:span text:style-name="T8">domU</text:span>.</text:p>
                </table:table-cell>
              </table:table-row>
              <table:table-row>
                <table:table-cell table:style-name="Tableau4.B1.1.2" office:value-type="string">
                  <text:p text:style-name="P31">Prérequis</text:p>
                </table:table-cell>
                <table:table-cell table:style-name="Tableau4.B1.2.2" office:value-type="string">
                  <text:p text:style-name="P25"><text:span text:style-name="T6">(</text:span><text:span text:style-name="T5">P#)</text:span></text:p>
                  <text:p text:style-name="P19"><text:span text:style-name="T3">Le programme </text:span><text:span text:style-name="T11">T</text:span><text:span text:style-name="T3"> capable d'accéder au temps processeur d'un </text:span><text:span text:style-name="T5">domU</text:span><text:span text:style-name="T3">.</text:span></text:p>
                  <text:p text:style-name="P19"><text:span text:style-name="T3">Le programme </text:span><text:span text:style-name="T11">P</text:span><text:span text:style-name="T3"> capable d'effectuer des appels RMI successifs depuis <text:s/></text:span><text:span text:style-name="T5">dom0_source</text:span><text:span text:style-name="T3"> vers le </text:span><text:span text:style-name="T5">dom0_destination</text:span><text:span text:style-name="T3">.</text:span></text:p>
                </table:table-cell>
              </table:table-row>
              <table:table-row>
                <table:table-cell table:style-name="Tableau4.B1.1.2" office:value-type="string">
                  <text:p text:style-name="P31">Déroulement du test</text:p>
                </table:table-cell>
                <table:table-cell table:style-name="Tableau4.B1.2.2" office:value-type="string">
                  <text:p text:style-name="P23">Cas 1 : <text:span text:style-name="T10">mesure de la durée de </text:span>n<text:span text:style-name="T10"> appels RMI (Remote Method Invocation) depuis le </text:span>dom0_source<text:span text:style-name="T10"> vers le </text:span>dom0_destination<text:span text:style-name="T10"> utilisant </text:span><text:span text:style-name="T13">P</text:span><text:span text:style-name="T10">, par deux appels à </text:span><text:span text:style-name="T13">T</text:span><text:span text:style-name="T10">, l'un avant l'appel de </text:span><text:span text:style-name="T13">P</text:span><text:span text:style-name="T10"> l'autre à son retour.</text:span></text:p>
                  <text:p text:style-name="P23">Cas 2 : <text:span text:style-name="T10">mesure de la durée totale de la migration d'un </text:span>domU<text:span text:style-name="T10"> du </text:span>dom0_source<text:span text:style-name="T10"> vers le </text:span>dom0_destination <text:span text:style-name="T10">suivie de la migration du même </text:span>domU<text:span text:style-name="T10">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0_source<text:span text:style-name="T10"> lors du départ du </text:span>domU<text:span text:style-name="T10"> puis lors de son retour.</text:span></text:p>
                </table:table-cell>
              </table:table-row>
              <table:table-row>
                <table:table-cell table:style-name="Tableau4.B1.1.2" office:value-type="string">
                  <text:p text:style-name="P31">Résultat attendu</text:p>
                </table:table-cell>
                <table:table-cell table:style-name="Tableau4.B1.2.2" office:value-type="string">
                  <text:p text:style-name="P16">La durée de deux migrations successive exprimée en fonction de la durée d'un appel RMI.</text:p>
                </table:table-cell>
              </table:table-row>
              <table:table-row>
                <table:table-cell table:style-name="Tableau4.B1.1.5" office:value-type="string">
                  <text:p text:style-name="P31">Référence de l'exigence</text:p>
                </table:table-cell>
                <table:table-cell table:style-name="Tableau4.B1.2.5" office:value-type="string">
                  <text:p text:style-name="P32">EF1, EF5</text:p>
                </table:table-cell>
              </table:table-row>
            </table:table>
          </table:table-cell>
        </table:table-row>
      </table:table>
      <text:p text:style-name="P10"><text:soft-page-break/></text:p>
      <table:table table:name="Tableau5" table:style-name="Tableau5">
        <table:table-column table:style-name="Tableau5.A"/>
        <table:table-column table:style-name="Tableau5.B"/>
        <table:table-row>
          <table:table-cell table:style-name="Tableau5.A1" office:value-type="string">
            <text:p text:style-name="P30">T6</text:p>
          </table:table-cell>
          <table:table-cell>
            <table:table table:is-sub-table="true">
              <table:table-column table:style-name="Tableau5.B1.1"/>
              <table:table-column table:style-name="Tableau5.B1.2"/>
              <table:table-row>
                <table:table-cell table:style-name="Tableau5.B1.1.1" office:value-type="string">
                  <text:p text:style-name="P31">Énoncé du test</text:p>
                </table:table-cell>
                <table:table-cell table:style-name="Tableau5.B1.2.1" office:value-type="string">
                  <text:p text:style-name="P26">Calcul du délai introduit par la migration dans l'exécution d'un programme s'exécutant sur un <text:span text:style-name="T8">domU</text:span>.</text:p>
                </table:table-cell>
              </table:table-row>
              <table:table-row>
                <table:table-cell table:style-name="Tableau5.B1.1.2" office:value-type="string">
                  <text:p text:style-name="P31">Prérequis</text:p>
                </table:table-cell>
                <table:table-cell table:style-name="Tableau5.B1.2.2" office:value-type="string">
                  <text:p text:style-name="P25"><text:span text:style-name="T6">(</text:span><text:span text:style-name="T5">P#)</text:span><text:span text:style-name="T7">, T5</text:span></text:p>
                  <text:p text:style-name="P19"><text:span text:style-name="T3">Le programme </text:span><text:span text:style-name="T11">T</text:span><text:span text:style-name="T3"> capable d'accéder au temps processeur d'un </text:span><text:span text:style-name="T5">domU</text:span><text:span text:style-name="T3">.</text:span></text:p>
                  <text:p text:style-name="P19"><text:span text:style-name="T3">Le programme </text:span><text:span text:style-name="T11">P </text:span><text:span text:style-name="T14">doit s'exécuter sur une durée finie supérieure à la durée de deux migration successives</text:span><text:span text:style-name="T3">.</text:span></text:p>
                </table:table-cell>
              </table:table-row>
              <table:table-row>
                <table:table-cell table:style-name="Tableau5.B1.1.2" office:value-type="string">
                  <text:p text:style-name="P31">Déroulement du test</text:p>
                </table:table-cell>
                <table:table-cell table:style-name="Tableau5.B1.2.2" office:value-type="string">
                  <text:p text:style-name="P16"><text:span text:style-name="T8">Cas 1 :</text:span> <text:span text:style-name="T10">mesure de la durée d'exécution du programme </text:span><text:span text:style-name="T12">P</text:span><text:span text:style-name="T10"> sur le </text:span><text:span text:style-name="T8">dom0_source</text:span><text:span text:style-name="T10">, par deux appels à </text:span><text:span text:style-name="T12">T</text:span><text:span text:style-name="T10">, l'un avant l'appel de </text:span><text:span text:style-name="T12">P</text:span><text:span text:style-name="T10"> l'autre à son retour.</text:span></text:p>
                  <text:p text:style-name="P24">Cas 2 : <text:span text:style-name="T10">mesure de la durée d'exécution de </text:span><text:span text:style-name="T13">P</text:span><text:span text:style-name="T10"> s'exécutant sur un </text:span>domU<text:span text:style-name="T10">, qui subit deux migrations successives, l'une du </text:span>dom0_source<text:span text:style-name="T10"> vers le </text:span>dom0_destination<text:span text:style-name="T10"> et l'autre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U<text:span text:style-name="T10"> lors de l'appel de </text:span><text:span text:style-name="T13">P</text:span><text:span text:style-name="T10"> puis à la fin de son exécution.</text:span></text:p>
                </table:table-cell>
              </table:table-row>
              <table:table-row>
                <table:table-cell table:style-name="Tableau5.B1.1.2" office:value-type="string">
                  <text:p text:style-name="P31">Résultat attendu</text:p>
                </table:table-cell>
                <table:table-cell table:style-name="Tableau5.B1.2.2" office:value-type="string">
                  <text:p text:style-name="P16">Le délai introduit par la migration exprimé en fonction de la durée d'une migration.</text:p>
                </table:table-cell>
              </table:table-row>
              <table:table-row>
                <table:table-cell table:style-name="Tableau5.B1.1.5" office:value-type="string">
                  <text:p text:style-name="P31">Référence de l'exigence</text:p>
                </table:table-cell>
                <table:table-cell table:style-name="Tableau5.B1.2.5" office:value-type="string">
                  <text:p text:style-name="P32">EF1, EF6</text:p>
                </table:table-cell>
              </table:table-row>
            </table:table>
          </table:table-cell>
        </table:table-row>
      </table:table>
      <text:p text:style-name="P10"/>
      <table:table table:name="Tableau6" table:style-name="Tableau6">
        <table:table-column table:style-name="Tableau6.A"/>
        <table:table-column table:style-name="Tableau6.B"/>
        <table:table-row>
          <table:table-cell table:style-name="Tableau6.A1" office:value-type="string">
            <text:p text:style-name="P30">T7</text:p>
          </table:table-cell>
          <table:table-cell>
            <table:table table:is-sub-table="true">
              <table:table-column table:style-name="Tableau6.B1.1"/>
              <table:table-column table:style-name="Tableau6.B1.2"/>
              <table:table-row>
                <table:table-cell table:style-name="Tableau6.B1.1.1" office:value-type="string">
                  <text:p text:style-name="P31">Énoncé du test</text:p>
                </table:table-cell>
                <table:table-cell table:style-name="Tableau6.B1.2.1" office:value-type="string">
                  <text:p text:style-name="P18">Mesure du durée de l'interruption de service produite par une migration de <text:span text:style-name="T8">domU </text:span>et <text:span text:style-name="T14">doit s'exécuter sur une durée supérieure à la durée d'une migration</text:span>.</text:p>
                </table:table-cell>
              </table:table-row>
              <table:table-row>
                <table:table-cell table:style-name="Tableau6.B1.1.2" office:value-type="string">
                  <text:p text:style-name="P31">Prérequis</text:p>
                </table:table-cell>
                <table:table-cell table:style-name="Tableau6.B1.2.2" office:value-type="string">
                  <text:p text:style-name="P14">(P#)</text:p>
                  <text:p text:style-name="P19"><text:span text:style-name="T3">Le commande </text:span><text:span text:style-name="T16">ping</text:span><text:span text:style-name="T3"> paramétrable en fréquence.</text:span></text:p>
                  <text:p text:style-name="P19"><text:span text:style-name="T3">Le programme </text:span><text:span text:style-name="T11">P</text:span><text:span text:style-name="T3"> qui utilise la commande </text:span><text:span text:style-name="T16">ping</text:span><text:span text:style-name="T3"> pour solliciter un troisième </text:span><text:span text:style-name="T5">dom0 </text:span><text:span text:style-name="T3">noté </text:span><text:span text:style-name="T5">dom0_référence</text:span><text:span text:style-name="T3">.</text:span></text:p>
                </table:table-cell>
              </table:table-row>
              <table:table-row>
                <table:table-cell table:style-name="Tableau6.B1.1.2" office:value-type="string">
                  <text:p text:style-name="P31">Déroulement du test</text:p>
                </table:table-cell>
                <table:table-cell table:style-name="Tableau6.B1.2.2" office:value-type="string">
                  <text:p text:style-name="P19"><text:span text:style-name="T11">P </text:span>s'exécute sur un <text:span text:style-name="T8">domU</text:span> hébergé sur le <text:span text:style-name="T8">dom0_source</text:span>. Le <text:span text:style-name="T8">domU</text:span> en question subit une migration de <text:span text:style-name="T8">dom0_source</text:span> vers <text:span text:style-name="T8">dom0_destination</text:span>. Pendant toute la durée de son exécution <text:span text:style-name="T11">P</text:span> sollicite dom0_référence de manière synchrone grâce à la commande <text:span text:style-name="T16">ping</text:span>.</text:p>
                  <text:p text:style-name="P19">La durée de l'interruption de service introduit par une migration de <text:span text:style-name="T8">domU <text:s/></text:span>est la différence entre le nombre de requêtes <text:span text:style-name="T16">ping</text:span> envoyées par <text:s/>et le nombre de requêtes <text:span text:style-name="T16">ping</text:span> reçues par le <text:span text:style-name="T8">dom0_référence</text:span>.</text:p>
                </table:table-cell>
              </table:table-row>
              <table:table-row>
                <table:table-cell table:style-name="Tableau6.B1.1.2" office:value-type="string">
                  <text:p text:style-name="P31">Résultat attendu</text:p>
                </table:table-cell>
                <table:table-cell table:style-name="Tableau6.B1.2.2" office:value-type="string">
                  <text:p text:style-name="P16"><text:span text:style-name="T10">La durée de l'interruption de service introduit par une migration de </text:span><text:span text:style-name="T8">domU</text:span><text:span text:style-name="T10"> </text:span><text:span text:style-name="T10">sera</text:span><text:span text:style-name="T8"> </text:span><text:span text:style-name="T10">exprimée</text:span><text:span text:style-name="T8"> </text:span><text:span text:style-name="T10">en fonction de la durée d'une migration.</text:span></text:p>
                </table:table-cell>
              </table:table-row>
              <table:table-row>
                <table:table-cell table:style-name="Tableau6.B1.1.5" office:value-type="string">
                  <text:p text:style-name="P31"><text:soft-page-break/>Référence de l'exigence</text:p>
                </table:table-cell>
                <table:table-cell table:style-name="Tableau6.B1.2.5" office:value-type="string">
                  <text:p text:style-name="P32">EF1, EF7</text:p>
                </table:table-cell>
              </table:table-row>
            </table:table>
          </table:table-cell>
        </table:table-row>
      </table:table>
      <text:h text:style-name="Heading_20_2" text:outline-level="2">Test de l'utilisation du mécanisme de migration dans Tune</text:h>
      <text:p text:style-name="P10"/>
      <table:table table:name="Tableau7" table:style-name="Tableau7">
        <table:table-column table:style-name="Tableau7.A"/>
        <table:table-column table:style-name="Tableau7.B"/>
        <table:table-row>
          <table:table-cell table:style-name="Tableau7.A1" office:value-type="string">
            <text:p text:style-name="P30">T8</text:p>
          </table:table-cell>
          <table:table-cell>
            <table:table table:is-sub-table="true">
              <table:table-column table:style-name="Tableau7.B1.1"/>
              <table:table-column table:style-name="Tableau7.B1.2"/>
              <table:table-row>
                <table:table-cell table:style-name="Tableau7.A1" office:value-type="string">
                  <text:p text:style-name="P31">Énoncé du test</text:p>
                </table:table-cell>
                <table:table-cell table:style-name="Tableau7.B1.2.1" office:value-type="string">
                  <text:p text:style-name="P26"/>
                </table:table-cell>
              </table:table-row>
              <table:table-row>
                <table:table-cell table:style-name="Tableau7.B1.1.2" office:value-type="string">
                  <text:p text:style-name="P31">Prérequis</text:p>
                </table:table-cell>
                <table:table-cell table:style-name="Tableau7.B1.2.2" office:value-type="string">
                  <text:p text:style-name="P17"/>
                </table:table-cell>
              </table:table-row>
              <table:table-row>
                <table:table-cell table:style-name="Tableau7.B1.1.2" office:value-type="string">
                  <text:p text:style-name="P31">Déroulement du test</text:p>
                </table:table-cell>
                <table:table-cell table:style-name="Tableau7.B1.2.2" office:value-type="string">
                  <text:p text:style-name="P18">Pour chaque exigence, refaire chacun des tests de satisfaction des exigences EF1 à EF8 dans une architecture autonome administrée par Tune.</text:p>
                </table:table-cell>
              </table:table-row>
              <table:table-row>
                <table:table-cell table:style-name="Tableau7.B1.1.2" office:value-type="string">
                  <text:p text:style-name="P31">Résultat attendu</text:p>
                </table:table-cell>
                <table:table-cell table:style-name="Tableau7.B1.2.2" office:value-type="string">
                  <text:p text:style-name="P16">Chacun des tests effectué pour chaque exigence devra se dérouler correctement.</text:p>
                </table:table-cell>
              </table:table-row>
              <table:table-row>
                <table:table-cell table:style-name="Tableau7.B1.1.5" office:value-type="string">
                  <text:p text:style-name="P31">Référence de l'exigence</text:p>
                </table:table-cell>
                <table:table-cell table:style-name="Tableau7.B1.2.5" office:value-type="string">
                  <text:p text:style-name="P32">EF1, EF8</text:p>
                </table:table-cell>
              </table:table-row>
            </table:table>
          </table:table-cell>
        </table:table-row>
      </table:table>
      <text:p text:style-name="P10"/>
      <table:table table:name="Tableau8" table:style-name="Tableau8">
        <table:table-column table:style-name="Tableau8.A"/>
        <table:table-column table:style-name="Tableau8.B"/>
        <table:table-row>
          <table:table-cell table:style-name="Tableau8.A1" office:value-type="string">
            <text:p text:style-name="P30">T9</text:p>
          </table:table-cell>
          <table:table-cell>
            <table:table table:is-sub-table="true">
              <table:table-column table:style-name="Tableau8.B1.1"/>
              <table:table-column table:style-name="Tableau8.B1.2"/>
              <table:table-row>
                <table:table-cell table:style-name="Tableau8.B1.1.1" office:value-type="string">
                  <text:p text:style-name="P31">Énoncé du test</text:p>
                </table:table-cell>
                <table:table-cell table:style-name="Tableau8.B1.2.1" office:value-type="string">
                  <text:p text:style-name="P26"/>
                </table:table-cell>
              </table:table-row>
              <table:table-row>
                <table:table-cell table:style-name="Tableau8.B1.1.2" office:value-type="string">
                  <text:p text:style-name="P31">Prérequis</text:p>
                </table:table-cell>
                <table:table-cell table:style-name="Tableau8.B1.2.2" office:value-type="string">
                  <text:p text:style-name="P17"/>
                </table:table-cell>
              </table:table-row>
              <table:table-row>
                <table:table-cell table:style-name="Tableau8.B1.1.2" office:value-type="string">
                  <text:p text:style-name="P31">Déroulement du test</text:p>
                </table:table-cell>
                <table:table-cell table:style-name="Tableau8.B1.2.2" office:value-type="string">
                  <text:p text:style-name="P18">Pour chaque exigence, refaire chacun des tests de satisfaction des exigences EF1 à EF8 dans une architecture autonome administrée par Tune.</text:p>
                </table:table-cell>
              </table:table-row>
              <table:table-row>
                <table:table-cell table:style-name="Tableau8.B1.1.2" office:value-type="string">
                  <text:p text:style-name="P31">Résultat attendu</text:p>
                </table:table-cell>
                <table:table-cell table:style-name="Tableau8.B1.2.2" office:value-type="string">
                  <text:p text:style-name="P16">Chacun des tests effectué pour chaque exigence devra se dérouler correctement.</text:p>
                </table:table-cell>
              </table:table-row>
              <table:table-row>
                <table:table-cell table:style-name="Tableau8.B1.1.5" office:value-type="string">
                  <text:p text:style-name="P31">Référence de l'exigence</text:p>
                </table:table-cell>
                <table:table-cell table:style-name="Tableau8.B1.2.5" office:value-type="string">
                  <text:p text:style-name="P32">EF1, EF9</text:p>
                </table:table-cell>
              </table:table-row>
            </table:table>
          </table:table-cell>
        </table:table-row>
      </table:table>
      <text:p text:style-name="P10"/>
      <table:table table:name="Tableau9" table:style-name="Tableau9">
        <table:table-column table:style-name="Tableau9.A"/>
        <table:table-column table:style-name="Tableau9.B"/>
        <table:table-row>
          <table:table-cell table:style-name="Tableau9.A1" office:value-type="string">
            <text:p text:style-name="P30">T10</text:p>
          </table:table-cell>
          <table:table-cell>
            <table:table table:is-sub-table="true">
              <table:table-column table:style-name="Tableau9.B1.1"/>
              <table:table-column table:style-name="Tableau9.B1.2"/>
              <table:table-row>
                <table:table-cell table:style-name="Tableau9.B1.1.1" office:value-type="string">
                  <text:p text:style-name="P31">Énoncé du test</text:p>
                </table:table-cell>
                <table:table-cell table:style-name="Tableau9.B1.2.1" office:value-type="string">
                  <text:p text:style-name="P26"/>
                </table:table-cell>
              </table:table-row>
              <table:table-row>
                <table:table-cell table:style-name="Tableau9.B1.1.2" office:value-type="string">
                  <text:p text:style-name="P31">Prérequis</text:p>
                </table:table-cell>
                <table:table-cell table:style-name="Tableau9.B1.2.2" office:value-type="string">
                  <text:p text:style-name="P17"/>
                </table:table-cell>
              </table:table-row>
              <table:table-row>
                <table:table-cell table:style-name="Tableau9.B1.1.2" office:value-type="string">
                  <text:p text:style-name="P31">Déroulement du test</text:p>
                </table:table-cell>
                <table:table-cell table:style-name="Tableau9.B1.2.2" office:value-type="string">
                  <text:p text:style-name="P18">Pour chaque exigence, refaire chacun des tests de satisfaction des exigences EF1 à EF8 dans une architecture autonome administrée par Tune.</text:p>
                </table:table-cell>
              </table:table-row>
              <table:table-row>
                <table:table-cell table:style-name="Tableau9.B1.1.2" office:value-type="string">
                  <text:p text:style-name="P31">Résultat attendu</text:p>
                </table:table-cell>
                <table:table-cell table:style-name="Tableau9.B1.2.2" office:value-type="string">
                  <text:p text:style-name="P16">Chacun des tests effectué pour chaque exigence devra se dérouler correctement.</text:p>
                </table:table-cell>
              </table:table-row>
              <table:table-row>
                <table:table-cell table:style-name="Tableau9.B1.1.5" office:value-type="string">
                  <text:p text:style-name="P31">Référence de l'exigence</text:p>
                </table:table-cell>
                <table:table-cell table:style-name="Tableau9.B1.2.5" office:value-type="string">
                  <text:p text:style-name="P32">EF1, EF10</text:p>
                </table:table-cell>
              </table:table-row>
            </table:table>
          </table:table-cell>
        </table:table-row>
      </table:table>
      <text:p text:style-name="P10"/>
      <table:table table:name="Tableau10" table:style-name="Tableau10">
        <table:table-column table:style-name="Tableau10.A"/>
        <table:table-column table:style-name="Tableau10.B"/>
        <table:table-row>
          <table:table-cell table:style-name="Tableau10.A1" office:value-type="string">
            <text:p text:style-name="P30">T11</text:p>
          </table:table-cell>
          <table:table-cell>
            <table:table table:is-sub-table="true">
              <table:table-column table:style-name="Tableau10.B1.1"/>
              <table:table-column table:style-name="Tableau10.B1.2"/>
              <table:table-row>
                <table:table-cell table:style-name="Tableau10.B1.1.1" office:value-type="string">
                  <text:p text:style-name="P31">Énoncé du test</text:p>
                </table:table-cell>
                <table:table-cell table:style-name="Tableau10.B1.2.1" office:value-type="string">
                  <text:p text:style-name="P26"/>
                </table:table-cell>
              </table:table-row>
              <table:table-row>
                <table:table-cell table:style-name="Tableau10.B1.1.2" office:value-type="string">
                  <text:p text:style-name="P31">Prérequis</text:p>
                </table:table-cell>
                <table:table-cell table:style-name="Tableau10.B1.2.2" office:value-type="string">
                  <text:p text:style-name="P17"/>
                </table:table-cell>
              </table:table-row>
              <table:table-row>
                <table:table-cell table:style-name="Tableau10.B1.1.2" office:value-type="string">
                  <text:p text:style-name="P31"><text:soft-page-break/>Déroulement du test</text:p>
                </table:table-cell>
                <table:table-cell table:style-name="Tableau10.B1.2.2" office:value-type="string">
                  <text:p text:style-name="P18">Pour chaque exigence, refaire chacun des tests de satisfaction des exigences EF1 à EF8 dans une architecture autonome administrée par Tune.</text:p>
                </table:table-cell>
              </table:table-row>
              <table:table-row>
                <table:table-cell table:style-name="Tableau10.B1.1.2" office:value-type="string">
                  <text:p text:style-name="P31">Résultat attendu</text:p>
                </table:table-cell>
                <table:table-cell table:style-name="Tableau10.B1.2.2" office:value-type="string">
                  <text:p text:style-name="P16">Chacun des tests effectué pour chaque exigence devra se dérouler correctement.</text:p>
                </table:table-cell>
              </table:table-row>
              <table:table-row>
                <table:table-cell table:style-name="Tableau10.B1.1.5" office:value-type="string">
                  <text:p text:style-name="P31">Référence de l'exigence</text:p>
                </table:table-cell>
                <table:table-cell table:style-name="Tableau10.B1.2.5" office:value-type="string">
                  <text:p text:style-name="P32">EF1, EF11</text:p>
                </table:table-cell>
              </table:table-row>
            </table:table>
          </table:table-cell>
        </table:table-row>
      </table:table>
      <text:p text:style-name="P10"/>
      <table:table table:name="Tableau11" table:style-name="Tableau11">
        <table:table-column table:style-name="Tableau11.A"/>
        <table:table-column table:style-name="Tableau11.B"/>
        <table:table-row>
          <table:table-cell table:style-name="Tableau11.A1" office:value-type="string">
            <text:p text:style-name="P30">T12</text:p>
          </table:table-cell>
          <table:table-cell>
            <table:table table:is-sub-table="true">
              <table:table-column table:style-name="Tableau11.B1.1"/>
              <table:table-column table:style-name="Tableau11.B1.2"/>
              <table:table-row>
                <table:table-cell table:style-name="Tableau11.B1.1.1" office:value-type="string">
                  <text:p text:style-name="P31">Énoncé du test</text:p>
                </table:table-cell>
                <table:table-cell table:style-name="Tableau11.B1.2.1" office:value-type="string">
                  <text:p text:style-name="P18"/>
                </table:table-cell>
              </table:table-row>
              <table:table-row>
                <table:table-cell table:style-name="Tableau11.B1.1.2" office:value-type="string">
                  <text:p text:style-name="P31">Prérequis</text:p>
                </table:table-cell>
                <table:table-cell table:style-name="Tableau11.B1.2.2" office:value-type="string">
                  <text:p text:style-name="P20"/>
                  <text:p text:style-name="P18">Le programme de test sera une boucle s'exécutant continuellement pendant une durée prédéterminée.</text:p>
                </table:table-cell>
              </table:table-row>
              <table:table-row>
                <table:table-cell table:style-name="Tableau11.B1.1.2" office:value-type="string">
                  <text:p text:style-name="P31">Déroulement du test</text:p>
                </table:table-cell>
                <table:table-cell table:style-name="Tableau11.B1.2.2" office:value-type="string">
                  <text:p text:style-name="P18">Un certain nombre de machines virtuelles hébergeant le programme de test sont ajoutées.</text:p>
                </table:table-cell>
              </table:table-row>
              <table:table-row>
                <table:table-cell table:style-name="Tableau11.B1.1.2" office:value-type="string">
                  <text:p text:style-name="P31">Résultat attendu</text:p>
                </table:table-cell>
                <table:table-cell table:style-name="Tableau11.B1.2.2" office:value-type="string">
                  <text:p text:style-name="P16">L'environnement intégré dans Tune doit évoluer dans le sens d'un équilibrage des charges CPU.</text:p>
                </table:table-cell>
              </table:table-row>
              <table:table-row>
                <table:table-cell table:style-name="Tableau11.B1.1.5" office:value-type="string">
                  <text:p text:style-name="P31">Référence de l'exigence</text:p>
                </table:table-cell>
                <table:table-cell table:style-name="Tableau11.B1.2.5" office:value-type="string">
                  <text:p text:style-name="P32">EF1, EF12</text:p>
                </table:table-cell>
              </table:table-row>
            </table:table>
          </table:table-cell>
        </table:table-row>
      </table:table>
      <text:p text:style-name="P12"/>
      <text:h text:style-name="Heading_20_1" text:outline-level="1" text:is-list-header="true"/>
      <text:h text:style-name="P36" text:outline-level="1">Matrice de couverture</text:h>
      <text:p text:style-name="P15"/>
      <text:p text:style-name="P15"><text:tab/>La couverture des exigences par les tests est résumée dans la matrice de couverture ci-après. Les points sont situés à l'intersection de la ligne du test considéré et de la colonne de l'exigence qu'il permet de valider.</text:p>
      <text:p text:style-name="P15"/>
      <table:table table:name="Tableau13" table:style-name="Tableau13">
        <table:table-column table:style-name="Tableau13.A"/>
        <table:table-column table:style-name="Tableau13.B"/>
        <table:table-column table:style-name="Tableau13.C" table:number-columns-repeated="2"/>
        <table:table-column table:style-name="Tableau13.E"/>
        <table:table-column table:style-name="Tableau13.B"/>
        <table:table-column table:style-name="Tableau13.C" table:number-columns-repeated="2"/>
        <table:table-column table:style-name="Tableau13.B"/>
        <table:table-column table:style-name="Tableau13.E"/>
        <table:table-column table:style-name="Tableau13.C"/>
        <table:table-column table:style-name="Tableau13.B"/>
        <table:table-column table:style-name="Tableau13.C"/>
        <table:table-column table:style-name="Tableau13.N"/>
        <table:table-row>
          <table:table-cell table:style-name="Tableau13.A1" table:number-rows-spanned="2" table:number-columns-spanned="2" office:value-type="string">
            <text:p text:style-name="P33"/>
          </table:table-cell>
          <table:covered-table-cell/>
          <table:table-cell table:style-name="Tableau13.C1" table:number-columns-spanned="12" office:value-type="string">
            <text:p text:style-name="P34">Exigenc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au13.C2" office:value-type="string">
            <text:p text:style-name="P38">EF1</text:p>
          </table:table-cell>
          <table:table-cell table:style-name="Tableau13.C2" office:value-type="string">
            <text:p text:style-name="P38">EF2</text:p>
          </table:table-cell>
          <table:table-cell table:style-name="Tableau13.C2" office:value-type="string">
            <text:p text:style-name="P38">EF3</text:p>
          </table:table-cell>
          <table:table-cell table:style-name="Tableau13.C2" office:value-type="string">
            <text:p text:style-name="P38">EF4</text:p>
          </table:table-cell>
          <table:table-cell table:style-name="Tableau13.C2" office:value-type="string">
            <text:p text:style-name="P38">EF5</text:p>
          </table:table-cell>
          <table:table-cell table:style-name="Tableau13.C2" office:value-type="string">
            <text:p text:style-name="P38">EF6</text:p>
          </table:table-cell>
          <table:table-cell table:style-name="Tableau13.C2" office:value-type="string">
            <text:p text:style-name="P38">EF7</text:p>
          </table:table-cell>
          <table:table-cell table:style-name="Tableau13.C2" office:value-type="string">
            <text:p text:style-name="P38">EF8</text:p>
          </table:table-cell>
          <table:table-cell table:style-name="Tableau13.C2" office:value-type="string">
            <text:p text:style-name="P38">EF9</text:p>
          </table:table-cell>
          <table:table-cell table:style-name="Tableau13.C2" office:value-type="string">
            <text:p text:style-name="P38">EF10</text:p>
          </table:table-cell>
          <table:table-cell table:style-name="Tableau13.C2" office:value-type="string">
            <text:p text:style-name="P38">EF11</text:p>
          </table:table-cell>
          <table:table-cell table:style-name="Tableau13.N2" office:value-type="string">
            <text:p text:style-name="P38">EF12</text:p>
          </table:table-cell>
        </table:table-row>
        <table:table-row>
          <table:table-cell table:style-name="Tableau13.C1" table:number-rows-spanned="12" office:value-type="string">
            <text:p text:style-name="P34">Tests</text:p>
          </table:table-cell>
          <table:table-cell table:style-name="Tableau13.C1" office:value-type="string">
            <text:p text:style-name="P38">T1</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2</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3</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4</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6</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7</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8</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9</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10</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38">T11</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N2" office:value-type="string">
            <text:p text:style-name="P33"/>
          </table:table-cell>
        </table:table-row>
        <table:table-row>
          <table:covered-table-cell/>
          <table:table-cell table:style-name="Tableau13.C2" office:value-type="string">
            <text:p text:style-name="P38">T12</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5">⚫</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style:page-number="auto"/>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3</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21T08:29:55</dc:date>
    <meta:editing-cycles>68</meta:editing-cycles>
    <meta:editing-duration>PT12H30M57S</meta:editing-duration>
    <meta:user-defined meta:name="Info 1"/>
    <meta:user-defined meta:name="Info 2"/>
    <meta:user-defined meta:name="Info 3"/>
    <meta:user-defined meta:name="Info 4"/>
    <meta:document-statistic meta:table-count="13" meta:image-count="1" meta:object-count="0" meta:page-count="9" meta:paragraph-count="234" meta:word-count="1608" meta:character-count="9892"/>
  </office:meta>
</office:document-meta>
</file>